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3" style:family="text">
      <style:text-properties fo:font-variant="normal" fo:text-transform="none" style:use-window-font-color="true" style:font-name="Times New Roman" fo:font-size="12pt" fo:letter-spacing="normal" fo:font-style="normal" fo:font-weight="normal"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use-window-font-color="true" style:font-name="Times New Roman"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A FAIRE</text:p>
      <text:p text:style-name="P1">faire une road map (voir p2 augmenter le trafic)</text:p>
      <text:p text:style-name="P1"/>
      <text:p text:style-name="P1">css qui se répète</text:p>
      <text:p text:style-name="P1"><text:tab/>dans le metaname du head, répétition de mot inutile</text:p>
      <text:p text:style-name="P1"><text:tab/>manque de balise spécifique<text:tab/></text:p>
      <text:p text:style-name="P1"/>
      <text:p text:style-name="P1">penser a checker le formulaire</text:p>
      <text:p text:style-name="P1">penser à checker les couleurs pour l'inclusif</text:p>
      <text:p text:style-name="P1">penser à checker les balise aria</text:p>
      <text:p text:style-name="P1"/>
      <text:p text:style-name="P1"/>
      <text:p text:style-name="P1"/>
      <text:p text:style-name="P1">erreurs</text:p>
      <text:p text:style-name="P1">CSS W3C</text:p>
      <text:p text:style-name="P1"><text:s/>propriété "min-device-width" et "max-device-width" est obsolète. à remplacer par "min-width" et "max-width". ligne 851-857-css</text:p>
      <text:p text:style-name="P1"/>
      <text:p text:style-name="P1">les valeurs "constant(safe-area-inset-left)" et "constant(safe-area-inset-right)" ne sont pas reconnu. à remplacer par une valeur valide. ligne 876-877-887-888-css </text:p>
      <text:p text:style-name="P1"/>
      <text:p text:style-name="P1">propriété non reconnu. voir la capture d'écran w3c css avertissement. ligne 6-7-35-36-37-69-70-71-371-554-559-857-923-924-961 css</text:p>
      <text:p text:style-name="P1"/>
      <text:p text:style-name="P1"/>
      <text:p text:style-name="P1"/>
      <text:p text:style-name="P1">HTML W3C</text:p>
      <text:p text:style-name="P1">la page est écrite en langue FR, mais la balise html indique "lang=default". remplacer la ligne par &lt;html lang="fr"&gt;. ligne 2-index 2-page2</text:p>
      <text:p text:style-name="P1"/>
      <text:p text:style-name="P1">l'attribut "success-msg" et "fail-msg" n'est pas autorisé. ligne 83-page2 </text:p>
      <text:p text:style-name="P1"/>
      <text:p text:style-name="P1"/>
      <text:p text:style-name="P1"/>
      <text:p text:style-name="P1">LIGHTHOUSE</text:p>
      <text:p text:style-name="P1">le format des images n'est pas optimale. convertir les fichiers 1.jpg, 2.jpg, 3.bmp, 4.bmp, image-de-presentation.bmp, la-chouette-agence-banniere.jpg au format .jpg avec un taux de compression minimale de 85 avec l'aide d'un logiciel de traitement d'image ou d'un optimisateur. penser à réadapter les liens vers les images possedant un nouveaudans les fichiers html.</text:p>
      <text:p text:style-name="P1"/>
      <text:p text:style-name="P1">du code javacript détecté comme étant non-utilisé. verifier et suprimer les lignes de code en trop et qui peuvent ralentir la page.</text:p>
      <text:p text:style-name="P1"/>
      <text:p text:style-name="P1">du code CSS détecté comme étant non-utilisé. verifier et suprimer les lignes de code en trop et qui peuvent ralentir la page.</text:p>
      <text:p text:style-name="P1"/>
      <text:p text:style-name="P1">le CSS peux être compressé. utiliser un préprocesseur CSS afin de pouvoir compresser le fichier css sans perdre la construction du code.</text:p>
      <text:p text:style-name="P1"/>
      <text:p text:style-name="P1">le texte n'est pas visible lors du chargement de la police d'écriture. utiliser "font-display: swap" dans @font-face ou "&amp;display=swap" à la fin de l'url de google fonts.</text:p>
      <text:p text:style-name="P1"/>
      <text:p text:style-name="P1"><text:soft-page-break/>les images n'ont pas de largeur et de hauteur défini dans le html. definir une hauteur et une largeur valide. voir https://www.w3schools.com/tags/att_img_width.asp</text:p>
      <text:p text:style-name="P1"/>
      <text:p text:style-name="P1">balise H1-2-3 ne sont pas dans le bon ordre. réordonner les balises. voir https://web.dev/heading-order/?utm_source=lighthouse&amp;utm_medium=devtools</text:p>
      <text:p text:style-name="P1"/>
      <text:p text:style-name="P1">un total de 9 failles de sécurité on été detecté dans bootstrap et jQuerry. reviser le code afin de coriger les failles.</text:p>
      <text:p text:style-name="P1"/>
      <text:p text:style-name="P1">la page ne possède pas de description meta. rajouter une description de la page.</text:p>
      <text:p text:style-name="P1"/>
      <text:p text:style-name="P1">le cadre de ciblage des liens sont trop petits pour être correctement selectionner. augmenter la taille des cadres à un minimum de 48X48px.</text:p>
      <text:p text:style-name="P1"/>
      <text:p text:style-name="P1"><text:tab/>page2</text:p>
      <text:p text:style-name="P1">les balises label ne sont pas correctement placé. ajouter un atribut "for" possédant une valeur identique à l'attribut "id" de la balise input associé. ligne 85, 91, 97, 103 page2</text:p>
      <text:p text:style-name="P1"/>
      <text:p text:style-name="P1"/>
      <text:p text:style-name="P1"/>
      <text:p text:style-name="P1">WAVE</text:p>
      <text:p text:style-name="P1">toutes les images présent dans la page possèdent un texte alternatif peu pertinant pour du contenue accessible, en plus de ne pas citer le bon lieu. changer le texte alternatif pour une description visuel de l'image et indiquer que le lieu de </text:p>
      <text:p text:style-name="P1"/>
      <text:p text:style-name="P1">contraste de couleur insuffissant. modifier la couleur de fond et/ou du texte pour faire passer le ratio de contraste à un minimum de 4,5:1.</text:p>
      <text:p text:style-name="P1"/>
      <text:p text:style-name="P1">les liens menant vers les resaux sociaux ne possèdent pas de texte. rajouter un texte décrivant la destination du lien.</text:p>
      <text:p text:style-name="P1"/>
      <text:p text:style-name="P1"/>
      <text:p text:style-name="P1">page2</text:p>
      <text:p text:style-name="P1">les liens dans le footer ne possèdent aucun texte. rajouter un texte en rapport avec les liens.</text:p>
      <text:p text:style-name="P1"/>
      <text:p text:style-name="P1">ligne 65,68 page2. le texte n'est pas visible. enlever la transparence.</text:p>
      <text:p text:style-name="P1"/>
      <text:p text:style-name="P1"/>
      <text:p text:style-name="P1"/>
      <text:p text:style-name="P1"/>
      <text:p text:style-name="P1">ANALYSE MANUEL</text:p>
      <text:p text:style-name="P1">les fichiers du dossier FONT peuvent être remplacé par google font pour réduire la durée de chargement.</text:p>
      <text:p text:style-name="P1"/>
      <text:p text:style-name="P1">l'entête et le pied du site n'est pas la même sur la page d'accueil et la page 2. modifier le fichier css pour donner le même aspect aux 2 pages.</text:p>
      <text:p text:style-name="P1"/>
      <text:p text:style-name="P1">image transparante sans contenue présent dans le dossier image. supprimer les images </text:p>
      <text:p text:style-name="P1"/>
      <text:p text:style-name="P1">texte présent dans les fichiers images. integrer le contenue de l'image directement dans le html/css.</text:p>
      <text:p text:style-name="P1"/>
      <text:p text:style-name="P1">titre de la page non-pertinant. remplacer par le nom du site ou un texte plus pertinant.</text:p>
      <text:p text:style-name="P1"><text:soft-page-break/></text:p>
      <text:p text:style-name="P1">les images "la chouette agence" et "logo" qui peux être converti au format vectoriel.</text:p>
      <text:p text:style-name="P1"/>
      <text:p text:style-name="P1">ligne 83 de page2. la valeur novalidate dans le formulaire de la page 2 empèche l'envoie des données. supprimer la valeur.</text:p>
      <text:p text:style-name="P1"/>
      <text:p text:style-name="P1">les liens de navigations présent dans la page 2 sort du cadre et se chevauchent . à réaranger avec le fichier CSS.</text:p>
      <text:p text:style-name="P1"/>
      <text:p text:style-name="P1">ligne 40-42. la "div class keywords" peux être considéré comme du keyword stuffing et pourrait penaliser le référencement du site. à supprimer. voir https://www.definitions-seo.com/definition-de-keyword-stuffing-bourrage-de-mots-cles/#:~:text=Le%20Keyword%20Stuffing%20est%20une,technique%20est%20aujourd%27hui%20obsolète.</text:p>
      <text:p text:style-name="P1"/>
      <text:p text:style-name="P1">les class sont nomé de façon trop complexe, ce qui rend le code difficile à lire. utiliser une convention de nommage de classes comme la methode BEM. voir https://openclassrooms.com/fr/courses/6106181-simplifiez-vous-le-css-avec-sass/6595809-creez-des-selecteurs-html-avec-la-methodologie-bem</text:p>
      <text:p text:style-name="P1"/>
      <text:p text:style-name="P1">la section "comment nous avez vous connu ?" du formulaire demande une adresse email. modifier le formulaire au niveau html.</text:p>
      <text:p text:style-name="P1"/>
      <text:p text:style-name="P1">page2 ligne 83. la balise form indique un message d'erreur et de réussite en anglais. traduire le texte en francais.</text:p>
      <text:p text:style-name="P1"/>
      <text:p text:style-name="P1">responsive </text:p>
      <text:p text:style-name="P1">les images ne sont pas centré. recentrer les images.</text:p>
      <text:p text:style-name="P1"/>
      <text:p text:style-name="P1">l'image de bannière ne prend pas la largeur total de l'écran et on perçoit un fond bleu derrière à partir de 1930px de large. modifier les attributs CSS de l'image avec width 100%.</text:p>
      <text:p text:style-name="P1"/>
      <text:p text:style-name="P1">le bouton toggle navigation est ecrit en anglais. renommer le bouton en français.</text:p>
      <text:p text:style-name="P1"/>
      <text:p text:style-name="P1">le bouton toggle navigation ne fonctionne pas.</text:p>
      <text:p text:style-name="P1"/>
      <text:p text:style-name="P1">sur un écran de largeur de 992 px à 1090px, les images de fond ne sont pas centrés. rencentrer le css sous leurs formes responsive.</text:p>
      <text:p text:style-name="P1"/>
      <text:p text:style-name="P1">sur un ecran de largeur de 1090px à 1165px, la balise div.container.bloc-lg possède un décalage vers la droite. recentrer la balise sous cette forme responsive.</text:p>
      <text:p text:style-name="P1"/>
      <text:p text:style-name="P1">les 3 balises p class text-center ne possèdent aucune largeur défini en dessous de 768px de large. ajouter une valeur width défini aux balises.</text:p>
      <text:p text:style-name="P1"/>
      <text:p text:style-name="P1">les images 3.bmp et 4.bmp ne sont pas centré en dessous de 768px. </text:p>
      <text:p text:style-name="P1"/>
      <text:p text:style-name="P1">de 995 à 1090px de large, la balise div clas<text:span text:style-name="T4">s </text:span><text:span text:style-name="T3">bloc bgc-white l-bloc se décale. supprimer la valeur qui effectue le décalage.</text:span><text:span text:style-name="T5"> </text:span></text:p>
      <text:p text:style-name="P1"/>
      <text:p text:style-name="P1">le nom des liens des resaux sociaux ne sont pas indiqué. rajouter le nom du reseau social à coté de chaque liens.</text:p>
      <text:p text:style-name="P1"/>
      <text:p text:style-name="P1"><text:soft-page-break/>les champs de remplissage ne possèdent pas d'exemple. rajouter un attribut placeholder avec pour valeur un exemple de texte pertinant pour chaque balise input.</text:p>
      <text:p text:style-name="P1"/>
      <text:p text:style-name="P1"/>
      <text:p text:style-name="P1">modifs à faire :</text:p>
      <text:p text:style-name="P1"/>
      <text:p text:style-name="P1">-1 - la valeur novalidate dans le formulaire de la page 2 empèche l'envoie des données. à supprimer.</text:p>
      <text:p text:style-name="P1"/>
      <text:p text:style-name="P1">-2 - la section "comment nous avez vous connu ?" du formulaire demande une adresse email. modifier le formulaire au niveau html.</text:p>
      <text:p text:style-name="P1"/>
      <text:p text:style-name="P1">-3 - la "div class keywords" peux être considéré comme du keyword stuffing et pourrait penaliser le référencement du site. à supprimer. <text:s/>ligne 40-42-248 index.</text:p>
      <text:p text:style-name="P1">voir https://www.definitions-seo.com/definition-de-keyword-stuffing-bourrage-de-mots-cles/#:~:text=Le%20Keyword%20Stuffing%20est%20une,technique%20est%20aujourd%27hui%20obsolète.</text:p>
      <text:p text:style-name="P1"/>
      <text:p text:style-name="P1">-4 - titre de la page non-pertinant. remplacer par le nom du site ou un texte plus pertinant.</text:p>
      <text:p text:style-name="P1"/>
      <text:p text:style-name="P1">-5 - texte présent dans les fichiers images. integrer le contenue de l'image directement dans le html/css.</text:p>
      <text:p text:style-name="P1"/>
      <text:p text:style-name="P1">-6- le format des images n'est pas optimale. convertir toutes les images au format .png. avec un taux de compression minimale de 85 </text:p>
      <text:p text:style-name="P1"/>
      <text:p text:style-name="P1">-7 - logo du site qui peux être converti au format vectoriel.</text:p>
      <text:p text:style-name="P1"/>
      <text:p text:style-name="P1">-8 - les balises label ne sont pas correctement placé. ajouter un atribut "for" possédant une valeur identique à l'attribut "id" de la balise input associé. ligne 85, 91, 97, 103 page2</text:p>
      <text:p text:style-name="P1"/>
      <text:p text:style-name="P1">-9 - les liens de navigations présent dans la page 2 sort du cadre et se chevauchent . à réaranger avec le fichier CSS.</text:p>
      <text:p text:style-name="P1"/>
      <text:p text:style-name="P1">10 - <text:s/>le CSS peux être compressé. utiliser un logiciel de compression CSS pour reduire le poids du fichie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7H38M37S</meta:editing-duration>
    <meta:editing-cycles>42</meta:editing-cycles>
    <meta:generator>OpenOffice/4.1.6$Win32 OpenOffice.org_project/416m1$Build-9790</meta:generator>
    <dc:date>2021-01-28T17:58:37.87</dc:date>
    <meta:document-statistic meta:table-count="0" meta:image-count="0" meta:object-count="0" meta:page-count="5" meta:paragraph-count="84" meta:word-count="1437" meta:character-count="9254"/>
    <meta:user-defined meta:name="Info 1"/>
    <meta:user-defined meta:name="Info 2"/>
    <meta:user-defined meta:name="Info 3"/>
    <meta:user-defined meta:name="Info 4"/>
  </office:meta>
</office:document-meta>
</file>